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EED00002149A36EDFAA.svm"/>
  <manifest:file-entry manifest:media-type="" manifest:full-path="Pictures/2000000700003A6600000C9D1F4CD0DF.svm"/>
  <manifest:file-entry manifest:media-type="" manifest:full-path="Pictures/2000000700004A8500001E99F340C39C.svm"/>
  <manifest:file-entry manifest:media-type="" manifest:full-path="Pictures/200000070000322100000EFD2373A6C2.svm"/>
  <manifest:file-entry manifest:media-type="" manifest:full-path="Pictures/2000000700003AD00000103B182D1BAA.svm"/>
  <manifest:file-entry manifest:media-type="" manifest:full-path="Pictures/2000000700002E4E00000B9465A31D6F.svm"/>
  <manifest:file-entry manifest:media-type="" manifest:full-path="Pictures/2000000700002DE500001320A1C6CA64.svm"/>
  <manifest:file-entry manifest:media-type="" manifest:full-path="Pictures/2000000700003AEA0000330F34850859.svm"/>
  <manifest:file-entry manifest:media-type="" manifest:full-path="Pictures/20000007000035060000260AB7815DB0.svm"/>
  <manifest:file-entry manifest:media-type="" manifest:full-path="Pictures/200000070000225100000EAE4F1AA1B0.svm"/>
  <manifest:file-entry manifest:media-type="" manifest:full-path="Pictures/2000000700004BA900000A3C588F1059.svm"/>
  <manifest:file-entry manifest:media-type="" manifest:full-path="Pictures/2000000700002ED300000BC9EDD7B85B.svm"/>
  <manifest:file-entry manifest:media-type="" manifest:full-path="Pictures/2000000700004E5800000D8BDB25ABE1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1">
      <style:text-properties style:font-name="Calibri" fo:language="pl" fo:country="PL"/>
    </style:style>
    <style:style style:name="P2" style:family="paragraph" style:parent-style-name="Standard" style:list-style-name="L10"/>
    <style:style style:name="P3" style:family="paragraph" style:parent-style-name="Standard" style:list-style-name="L11"/>
    <style:style style:name="P4" style:family="paragraph" style:parent-style-name="Standard">
      <style:text-properties style:font-name="Verdana"/>
    </style:style>
    <style:style style:name="P5" style:family="paragraph" style:parent-style-name="Standard">
      <style:text-properties style:font-name="Verdana" fo:language="pl" fo:country="PL"/>
    </style:style>
    <style:style style:name="P6" style:family="paragraph" style:parent-style-name="Standard">
      <style:text-properties style:font-name="Verdana" fo:language="pl" fo:country="PL" fo:font-weight="bold" style:font-weight-asian="bold" style:font-weight-complex="bold"/>
    </style:style>
    <style:style style:name="P7" style:family="paragraph" style:parent-style-name="Standard" style:list-style-name="L2">
      <style:text-properties style:font-name="Verdana" fo:language="pl" fo:country="PL" fo:font-weight="bold" style:font-weight-asian="bold" style:font-weight-complex="bold"/>
    </style:style>
    <style:style style:name="P8" style:family="paragraph" style:parent-style-name="Standard" style:list-style-name="L3">
      <style:text-properties style:font-name="Verdana" fo:language="pl" fo:country="PL"/>
    </style:style>
    <style:style style:name="P9" style:family="paragraph" style:parent-style-name="Standard" style:list-style-name="L4">
      <style:text-properties style:font-name="Verdana" fo:language="pl" fo:country="PL"/>
    </style:style>
    <style:style style:name="P10" style:family="paragraph" style:parent-style-name="Standard" style:list-style-name="L5">
      <style:text-properties style:font-name="Verdana" fo:language="pl" fo:country="PL"/>
    </style:style>
    <style:style style:name="P11" style:family="paragraph" style:parent-style-name="Standard" style:list-style-name="L6">
      <style:text-properties style:font-name="Verdana" fo:language="pl" fo:country="PL"/>
    </style:style>
    <style:style style:name="P12" style:family="paragraph" style:parent-style-name="Standard" style:list-style-name="L7">
      <style:text-properties style:font-name="Verdana" fo:language="pl" fo:country="PL"/>
    </style:style>
    <style:style style:name="P13" style:family="paragraph" style:parent-style-name="Standard" style:list-style-name="L8">
      <style:text-properties style:font-name="Verdana" fo:language="pl" fo:country="PL"/>
    </style:style>
    <style:style style:name="P14" style:family="paragraph" style:parent-style-name="Standard" style:list-style-name="L9">
      <style:text-properties style:font-name="Verdana" fo:language="pl" fo:country="PL"/>
    </style:style>
    <style:style style:name="P15" style:family="paragraph" style:parent-style-name="Standard" style:list-style-name="L12">
      <style:text-properties style:font-name="Verdana" fo:language="pl" fo:country="PL"/>
    </style:style>
    <style:style style:name="P16" style:family="paragraph" style:parent-style-name="Standard" style:list-style-name="L13">
      <style:text-properties style:font-name="Verdana" fo:language="pl" fo:country="PL"/>
    </style:style>
    <style:style style:name="P17" style:family="paragraph" style:parent-style-name="Standard" style:list-style-name="L14">
      <style:text-properties style:font-name="Verdana" fo:language="pl" fo:country="PL"/>
    </style:style>
    <style:style style:name="P18" style:family="paragraph" style:parent-style-name="Standard">
      <style:text-properties style:font-name="Verdana" fo:font-size="15pt" fo:language="pl" fo:country="PL" fo:font-weight="bold" style:font-size-asian="15pt" style:font-weight-asian="bold" style:font-size-complex="15pt" style:font-weight-complex="bold"/>
    </style:style>
    <style:style style:name="P19" style:family="paragraph" style:parent-style-name="Standard">
      <style:text-properties style:font-name="Verdana" fo:font-size="16pt" fo:language="pl" fo:country="PL" fo:font-weight="bold" style:font-size-asian="16pt" style:font-weight-asian="bold" style:font-size-complex="16pt" style:font-weight-complex="bold"/>
    </style:style>
    <style:style style:name="P20" style:family="paragraph" style:parent-style-name="Standard" style:list-style-name="L9">
      <style:text-properties style:font-name="Verdana"/>
    </style:style>
    <style:style style:name="P21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Verdana" style:text-underline-style="none" style:text-blinking="false" fo:background-color="transparent"/>
    </style:style>
    <style:style style:name="P22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Verdana" fo:font-size="24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Verdana" fo:font-size="20pt" fo:font-style="normal" style:text-underline-style="none" fo:font-weight="normal" style:text-blinking="false" fo:background-color="transparent" style:font-size-asian="20pt" style:font-size-complex="20pt"/>
    </style:style>
    <style:style style:name="P24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Verdana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style:font-name="Verdana"/>
    </style:style>
    <style:style style:name="P26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font-name="Verdana" fo:font-size="24pt" fo:language="pl" fo:country="PL" fo:font-style="normal" style:text-underline-style="none" fo:font-weight="normal" style:text-blinking="false" fo:background-color="transparent"/>
    </style:style>
    <style:style style:name="P27" style:family="paragraph" style:parent-style-name="Text_20_body">
      <style:text-properties style:font-name="Verdana"/>
    </style:style>
    <style:style style:name="P28" style:family="paragraph" style:parent-style-name="Text_20_body">
      <style:text-properties style:font-name="Verdana" fo:font-weight="normal"/>
    </style:style>
    <style:style style:name="P29" style:family="paragraph" style:parent-style-name="Text_20_body">
      <style:text-properties style:font-name="Verdana" fo:font-size="15pt" fo:font-weight="bold" style:font-size-asian="15pt" style:font-weight-asian="bold" style:font-size-complex="15pt" style:font-weight-complex="bold"/>
    </style:style>
    <style:style style:name="P30" style:family="paragraph" style:parent-style-name="Text_20_body" style:list-style-name="L1">
      <style:text-properties style:font-name="Verdana"/>
    </style:style>
    <style:style style:name="T1" style:family="text">
      <style:text-properties fo:language="pl" fo:country="PL"/>
    </style:style>
    <style:style style:name="T2" style:family="text">
      <style:text-properties fo:language="pl" fo:country="PL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language="pl" fo:country="PL" fo:font-weight="bold" style:font-weight-asian="bold" style:font-weight-complex="bold"/>
    </style:style>
    <style:style style:name="T4" style:family="text">
      <style:text-properties fo:language="pl" fo:country="PL" style:font-name-complex="Calibri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" style:family="text">
      <style:text-properties style:font-name="Calibri"/>
    </style:style>
    <style:style style:name="T8" style:family="text">
      <style:text-properties style:font-name="Calibri" fo:language="pl" fo:country="PL"/>
    </style:style>
    <style:style style:name="T9" style:family="text">
      <style:text-properties style:font-name="Calibri" fo:language="pl" fo:country="PL" fo:font-weight="bold" style:font-weight-asian="bold" style:font-weight-complex="bold"/>
    </style:style>
    <style:style style:name="T10" style:family="text">
      <style:text-properties style:font-name="Calibri" fo:font-size="16pt" fo:language="pl" fo:country="PL" fo:font-weight="bold" style:font-size-asian="16pt" style:font-weight-asian="bold" style:font-size-complex="16pt" style:font-weight-complex="bold"/>
    </style:style>
    <style:style style:name="T11" style:family="text">
      <style:text-properties style:font-name="Calibri1" fo:language="pl" fo:country="PL" style:font-name-complex="Calibri2"/>
    </style:style>
    <style:style style:name="T12" style:family="text">
      <style:text-properties fo:font-size="16pt" fo:language="pl" fo:country="PL" fo:font-weight="bold" style:font-size-asian="16pt" style:font-weight-asian="bold" style:font-size-complex="16pt" style:font-weight-complex="bold"/>
    </style:style>
    <style:style style:name="T13" style:family="text">
      <style:text-properties style:font-name="Verdana"/>
    </style:style>
    <style:style style:name="T14" style:family="text">
      <style:text-properties style:font-name="Verdana" fo:language="pl" fo:country="PL"/>
    </style:style>
    <style:style style:name="T15" style:family="text">
      <style:text-properties style:font-name="Verdana" fo:language="pl" fo:country="PL" fo:font-weight="bold" style:font-weight-asian="bold" style:font-weight-complex="bold"/>
    </style:style>
    <style:style style:name="T16" style:family="text">
      <style:text-properties style:font-name="Verdana" fo:language="pl" fo:country="PL" style:font-name-complex="Calibri2"/>
    </style:style>
    <style:style style:name="T17" style:family="text">
      <style:text-properties style:font-name="Verdana" fo:font-size="16pt" fo:language="pl" fo:country="PL" fo:font-weight="bold" style:font-size-asian="16pt" style:font-weight-asian="bold" style:font-size-complex="16pt" style:font-weight-complex="bold"/>
    </style:style>
    <style:style style:name="T18" style:family="text">
      <style:text-properties fo:font-variant="normal" fo:text-transform="none" fo:color="#000000" style:text-line-through-style="none" fo:font-size="11pt" fo:font-style="normal" style:text-underline-style="none" fo:font-weight="normal" style:text-blinking="false" fo:background-color="transparen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docs-internal-guid-9e98deed-aa88-debe-8c34-33771ed2face"/>Laboratorium z Sieci Komputerowych</text:p>
      <text:p text:style-name="P27"/>
      <text:p text:style-name="P21"><draw:frame draw:style-name="fr1" draw:name="grafika14" text:anchor-type="as-char" svg:width="7.348cm" svg:height="7.348cm" draw:z-index="13"><draw:image xlink:href="https://lh5.googleusercontent.com/F_5ntDmEeadSWBy0rS78yCI_SpYbVNrsi9RDAG_QtHOvPw7jlJA8X21kwav6Ja7vJofB9dJ5MDOGnvHRl-WGxWa28wmcwzM_i1CMov5YxBkL-O-OxlM9jFsolIdD1v5L9vyHNoYl" xlink:type="simple" xlink:show="embed" xlink:actuate="onLoad"/></draw:frame></text:p>
      <text:p text:style-name="P21"><draw:frame draw:style-name="fr2" draw:name="grafika15" text:anchor-type="as-char" svg:y="-6.879cm" svg:width="5.847cm" svg:height="5.847cm" draw:z-index="14"><draw:image xlink:href="https://lh5.googleusercontent.com/uw7Eb4RYbZzyT7TgSnFSIXyffzDy8nBFl3NA6k0VwtCjnYXnV-QnJquDKgKY5VCCj0YZHmteMHdDI6QlFaBCu-J2zSvyM38RvAbwrIhTM5wgICjM8x4k17FoEqAc2v9kr0MfVfEN" xlink:type="simple" xlink:show="embed" xlink:actuate="onLoad"/></draw:frame></text:p>
      <text:p text:style-name="P4"><text:bookmark text:name="docs-internal-guid-9e98deed-aa89-1b87-1a43-20e95f7c4ecf"/><text:s/></text:p>
      <text:p text:style-name="P27"/>
      <text:p text:style-name="P22">LABORATORIUM NR 2 </text:p>
      <text:p text:style-name="P23">Monitoring i testowanie warstw I (PHY) oraz II (Ethernet)</text:p>
      <text:p text:style-name="P28"/>
      <text:p text:style-name="P28"/>
      <text:p text:style-name="P25"><text:span text:style-name="T18">Adam Piasecki</text:span></text:p>
      <text:p text:style-name="P24">Lublin, 2017</text:p>
      <text:p text:style-name="P29"><text:soft-page-break/>Zakres ćwiczeń:</text:p>
      <text:p text:style-name="P27"><text:tab/>Przeprowadzone zostały ćwiczenia dotyczące:</text:p>
      <text:list xml:id="list1957799356955771123" text:style-name="L1">
        <text:list-item>
          <text:p text:style-name="P30">zadań powtórzeniowych na temat podstawowych komend w systemie linux</text:p>
        </text:list-item>
        <text:list-item>
          <text:p text:style-name="P30">zadań z ćwiczenia nr 2</text:p>
        </text:list-item>
        <text:list-item>
          <text:p text:style-name="P30">zadania końcowego, zmiany adresu ip sieciowego</text:p>
        </text:list-item>
      </text:list>
      <text:p text:style-name="P27"><text:tab/>Wszystkie zadania zostały wykonane.</text:p>
      <text:list xml:id="list6003624455828328330" text:style-name="L2">
        <text:list-header>
          <text:p text:style-name="P7"/>
        </text:list-header>
      </text:list>
      <text:p text:style-name="P18">Zadania powtórzeniowe</text:p>
      <text:p text:style-name="P6"/>
      <text:p text:style-name="P6">2.</text:p>
      <text:p text:style-name="P5"><text:tab/>Są podobne:</text:p>
      <text:list xml:id="list4027154245924457517" text:style-name="L3">
        <text:list-item>
          <text:p text:style-name="P8">ls do dir</text:p>
        </text:list-item>
        <text:list-item>
          <text:p text:style-name="P8">ls -l do vdir.</text:p>
        </text:list-item>
      </text:list>
      <text:p text:style-name="P6">7.</text:p>
      <text:p text:style-name="P5"><text:tab/>PlikA został usunięty, nadpisując plikB.</text:p>
      <text:p text:style-name="P5">Po użyciu komendy:</text:p>
      <text:list xml:id="list986474409854342987" text:style-name="L4">
        <text:list-item>
          <text:p text:style-name="P9">mv -bi plikA plikB</text:p>
        </text:list-item>
      </text:list>
      <text:p text:style-name="P5">plikB został napisany przez plikA, a plikB~ jest kopią starego pliku plikB. Użycie opcji -i spowodowało zapytanie się użytkownika czy na pewno chce napisać plik.</text:p>
      <text:p text:style-name="P5"/>
      <text:p text:style-name="P6">10.</text:p>
      <text:p text:style-name="P5"><text:tab/>Nie jest możliwe, ponieważ sugeruje, ze nie jest to pusty katalog.</text:p>
      <text:p text:style-name="P6">11.</text:p>
      <text:p text:style-name="P5"><text:tab/>Udało się usunąć katalogB.</text:p>
      <text:p text:style-name="P5"/>
      <text:p text:style-name="P19">Zadania z ćwiczenia 2</text:p>
      <text:p text:style-name="P19">Sekcja A</text:p>
      <text:p text:style-name="P19"/>
      <text:p text:style-name="P6">1. a) </text:p>
      <text:p text:style-name="P5"><text:tab/>Interfejs się nazywa enp8s6 a nie eth0 z powodu aktualizacji systemu. Nazwa enp8s6 odnosi się:</text:p>
      <text:list xml:id="list224726040005149467" text:style-name="L5">
        <text:list-item>
          <text:p text:style-name="P10">en- Ethernetu</text:p>
        </text:list-item>
        <text:list-item>
          <text:p text:style-name="P10">s&lt;slot&gt; - to index slotu</text:p>
        </text:list-item>
      </text:list>
      <text:p text:style-name="P5">Ta nazwa zawiera fizyczne położenie łącznika sprzętu.</text:p>
      <text:p text:style-name="P5"><text:tab/>Jest używany interfejs enp8s6.</text:p>
      <text:p text:style-name="P5"><draw:frame draw:style-name="fr3" draw:name="grafika1" text:anchor-type="paragraph" svg:width="14.951cm" svg:height="3.23cm" draw:z-index="0"><draw:image xlink:href="Pictures/2000000700003A6600000C9D1F4CD0DF.svm" xlink:type="simple" xlink:show="embed" xlink:actuate="onLoad"/></draw:frame></text:p>
      <text:p text:style-name="P5"><text:soft-page-break/>Posiada:</text:p>
      <text:list xml:id="list2111115976565077506" text:style-name="L6">
        <text:list-item>
          <text:p text:style-name="P11">HWaddr 54:e6:fc:83:cf:ba - adres MAC</text:p>
        </text:list-item>
        <text:list-item>
          <text:p text:style-name="P11">inet addr:212.182.65.79 - adres ip</text:p>
        </text:list-item>
        <text:list-item>
          <text:p text:style-name="P11">Bcast:212.182.65.95 - adres broadcast</text:p>
        </text:list-item>
        <text:list-item>
          <text:p text:style-name="P11">Mask:255.255.255.224 - adres maski</text:p>
        </text:list-item>
        <text:list-item>
          <text:p text:style-name="P11">inet6 addr: fe80::775d:d5c:9b97:2b96/64 - adres ipv6</text:p>
        </text:list-item>
      </text:list>
      <text:p text:style-name="P5"/>
      <text:p text:style-name="P6">1. b) </text:p>
      <text:p text:style-name="P5"><text:tab/>Obydwa ping różnią się statystkami to znaczy:</text:p>
      <text:list xml:id="list4984095663301464865" text:style-name="L7">
        <text:list-item>
          <text:p text:style-name="P12">rtt min/avg/max/mdev = 0.039/0.040/0.043/0.004 ms – przy pingowaniu własnego sprzętu.</text:p>
        </text:list-item>
        <text:list-item>
          <text:p text:style-name="P12">rtt min/avg/max/mdev = 0.174/0.199/0.284/0.043 ms – przy pingowaniu sprzętu sąsiedniego.</text:p>
        </text:list-item>
      </text:list>
      <text:p text:style-name="P5">Statystyka dotyczy minimalnej, średniej, maksymalnej oraz odchylenie standardowe, pokazywane właśnie w tej kolejności. Przy pingowaniu sąsiedniego urządzenia czasy są znacznie większe.</text:p>
      <text:p text:style-name="P5"><draw:frame draw:style-name="fr4" draw:name="grafika2" text:anchor-type="paragraph" svg:width="12.014cm" svg:height="8.521cm" draw:z-index="1"><draw:image xlink:href="Pictures/2000000700002EED00002149A36EDFAA.svm" xlink:type="simple" xlink:show="embed" xlink:actuate="onLoad"/></draw:frame></text:p>
      <text:p text:style-name="P5"><text:tab/>Gdy została użyta komenda ping na serwerze pollub.pl to ttl (który oznacza liczbę przeskoków) jest równe 61 oraz czasy są dużo dłuższe niż w poprzednich dwóch wypadkach. Wynika to z tego że dwa pierwsze przypadki są podłączone do tej samej sieci lokalnej.</text:p>
      <text:p text:style-name="P5"/>
      <text:p text:style-name="P5"><draw:frame draw:style-name="fr4" draw:name="grafika3" text:anchor-type="paragraph" svg:width="15.057cm" svg:height="4.156cm" draw:z-index="2"><draw:image xlink:href="Pictures/2000000700003AD00000103B182D1BAA.svm" xlink:type="simple" xlink:show="embed" xlink:actuate="onLoad"/></draw:frame></text:p>
      <text:p text:style-name="P5"><text:span text:style-name="T5">1. c)</text:span> </text:p>
      <text:p text:style-name="P5"><text:soft-page-break/><text:tab/>Ping bradcastowy wysyłany jest do wszystkich urządzeń podłączonych do danej sieci lokalnej. Dlatego opóźnienie jest wysokie.</text:p>
      <text:p text:style-name="P5"/>
      <text:p text:style-name="P5"><draw:frame draw:style-name="fr4" draw:name="grafika4" text:anchor-type="paragraph" svg:width="11.749cm" svg:height="4.897cm" draw:z-index="3"><draw:image xlink:href="Pictures/2000000700002DE500001320A1C6CA64.svm" xlink:type="simple" xlink:show="embed" xlink:actuate="onLoad"/></draw:frame></text:p>
      <text:p text:style-name="P6">2.</text:p>
      <text:p text:style-name="P5"><text:tab/>W przypadku karty używanej w tym ćwiczeniu zostały uzyskane informacje:</text:p>
      <text:list xml:id="list8453570606578995815" text:style-name="L8">
        <text:list-item>
          <text:p text:style-name="P13">capabilities: 100baseTx-FD 100baseTx-HD 10baseT-FD 10baseT-HD</text:p>
        </text:list-item>
        <text:list-item>
          <text:p text:style-name="P13">advertising: <text:s/>100baseTx-FD 100baseTx-HD 10baseT-FD 10baseT-HD</text:p>
        </text:list-item>
      </text:list>
      <text:p text:style-name="P5"><draw:frame draw:style-name="fr4" draw:name="grafika5" text:anchor-type="paragraph" svg:width="11.853cm" svg:height="2.963cm" draw:z-index="4"><draw:image xlink:href="Pictures/2000000700002E4E00000B9465A31D6F.svm" xlink:type="simple" xlink:show="embed" xlink:actuate="onLoad"/></draw:frame></text:p>
      <text:p text:style-name="P5">W powyższym wypadku pola capabilities i advertising się nie różną.</text:p>
      <text:p text:style-name="P5"/>
      <text:p text:style-name="P6">3.</text:p>
      <text:p text:style-name="P5"><text:tab/>Została wykonana poniższa komanda wymuszenia pracy łącza Ethernet w standardzie 10BaseT-HD.</text:p>
      <text:p text:style-name="P5"><draw:frame draw:style-name="fr4" draw:name="grafika6" text:anchor-type="paragraph" svg:width="11.987cm" svg:height="3.016cm" draw:z-index="5"><draw:image xlink:href="Pictures/2000000700002ED300000BC9EDD7B85B.svm" xlink:type="simple" xlink:show="embed" xlink:actuate="onLoad"/></draw:frame></text:p>
      <text:p text:style-name="P5"/>
      <text:p text:style-name="P6">4.</text:p>
      <text:p text:style-name="P4"><text:span text:style-name="T1"><text:tab/>W wyniku dz</text:span><text:span text:style-name="T2">iałania komendy </text:span><text:span text:style-name="T6">mii-tool –advertise=10baseT-HD enp8s6 uzyskano następujące wyniki:</text:span></text:p>
      <text:p text:style-name="P5"><draw:frame draw:style-name="fr3" draw:name="grafika7" text:anchor-type="paragraph" svg:width="12.832cm" svg:height="3.836cm" draw:z-index="6"><draw:image xlink:href="Pictures/200000070000322100000EFD2373A6C2.svm" xlink:type="simple" xlink:show="embed" xlink:actuate="onLoad"/></draw:frame></text:p>
      <text:p text:style-name="P5"><text:soft-page-break/>Działanie opcji --force i --advertise nie jest takie same, ponieważ za pomocą --force wymuszamy prace w danym trybie przy jednoczesnym wyłączeniu autonegocjacji, a przy --advertise przywraca autonegocjacje oraz wymusza, żeby wysyłane przez kartę dane były w odpowiednim standardzie.</text:p>
      <text:p text:style-name="P5"/>
      <text:p text:style-name="P19">Sekcja B</text:p>
      <text:p text:style-name="P6">2.</text:p>
      <text:p text:style-name="P5"><text:tab/>W moim przypadku została opisana statystyka na nieaktywnym interfejsie, ponieważ badana karta prawdopodobnie nie obsługuje poprawnie komendy ethtool. Ta sytuacja została zgłoszona na zajęciach.</text:p>
      <text:p text:style-name="P5">Zostały załączone rzuty ekranu:</text:p>
      <text:p text:style-name="P5"><draw:frame draw:style-name="fr5" draw:name="grafika8" text:anchor-type="paragraph" svg:x="-0.132cm" svg:y="0.28cm" svg:width="17cm" svg:height="6.98cm" draw:z-index="7"><draw:image xlink:href="Pictures/2000000700004A8500001E99F340C39C.svm" xlink:type="simple" xlink:show="embed" xlink:actuate="onLoad"/></draw:frame></text:p>
      <text:p text:style-name="P5">Statystyczne informacje zawierają:</text:p>
      <text:p text:style-name="P5"/>
      <text:list xml:id="list2031142765425368637" text:style-name="L9">
        <text:list-item>
          <text:p text:style-name="P20">tx_packets - wysłane pakiety z interfejsu sieciowego</text:p>
        </text:list-item>
        <text:list-item>
          <text:p text:style-name="P20">rx_packets - odebrane pakiety przez interfejs</text:p>
        </text:list-item>
        <text:list-item>
          <text:p text:style-name="P20">tx_errors – błędy podczas wysyłąnia pakietów </text:p>
        </text:list-item>
        <text:list-item>
          <text:p text:style-name="P20">rx_errors - błędy odbioru pakietów</text:p>
        </text:list-item>
        <text:list-item>
          <text:p text:style-name="P20">rx_missed – pominięte pakiety</text:p>
        </text:list-item>
        <text:list-item>
          <text:p text:style-name="P20">align_errors - otrzymane błędy uzgodnień</text:p>
        </text:list-item>
        <text:list-item>
          <text:p text:style-name="P20">tx_single_collisions - przekazane pojedyncze kolizje </text:p>
        </text:list-item>
        <text:list-item>
          <text:p text:style-name="P20">tx_multi_collisions - przekazane wielokrotne kolizje</text:p>
        </text:list-item>
        <text:list-item>
          <text:p text:style-name="P20">unicast – otrzymane pakiety w transmisji unicast</text:p>
        </text:list-item>
        <text:list-item>
          <text:p text:style-name="P20">broadcast – otrzymane pakiety w transmisji <text:s/>broadcast</text:p>
        </text:list-item>
        <text:list-item>
          <text:p text:style-name="P20">multicast – otrzymane pakiety w transmisji <text:s/>multicast</text:p>
        </text:list-item>
        <text:list-item>
          <text:p text:style-name="P20">tx_aborted - przerwane trasmisje </text:p>
        </text:list-item>
        <text:list-item>
          <text:p text:style-name="P14">tx_underrun - przerwane underrun’y</text:p>
        </text:list-item>
      </text:list>
      <text:p text:style-name="P5"/>
      <text:p text:style-name="P6">3.</text:p>
      <text:p text:style-name="P5"><text:tab/>Zostało wykorzystane poniższe polecenie:</text:p>
      <text:p text:style-name="Standard"><text:span text:style-name="Source_20_Text"><text:span text:style-name="T14">ethtool -s eth0 speed 100 duplex full</text:span></text:span></text:p>
      <text:p text:style-name="Standard"><draw:frame draw:style-name="fr4" draw:name="grafika9" text:anchor-type="paragraph" svg:width="13.573cm" svg:height="9.738cm" draw:z-index="8"><draw:image xlink:href="Pictures/20000007000035060000260AB7815DB0.svm" xlink:type="simple" xlink:show="embed" xlink:actuate="onLoad"/></draw:frame><text:soft-page-break/><text:span text:style-name="Source_20_Text"><text:span text:style-name="T14"/></text:span></text:p>
      <text:p text:style-name="Standard"><text:span text:style-name="Source_20_Text"><text:span text:style-name="T14">Komenda powoduje wymuszenie pracy łącza w trybie 100baseT/Full </text:span></text:span></text:p>
      <text:p text:style-name="Standard"><text:span text:style-name="Source_20_Text"><text:span text:style-name="T14"/></text:span></text:p>
      <text:p text:style-name="Standard"><text:span text:style-name="Source_20_Text"><text:span text:style-name="T17">Sekcja C</text:span></text:span></text:p>
      <text:p text:style-name="Standard"><text:span text:style-name="Source_20_Text"><text:span text:style-name="T15">2.</text:span></text:span></text:p>
      <text:p text:style-name="Standard"><text:span text:style-name="Source_20_Text"><text:span text:style-name="T14"><text:tab/>Za pomocą komend:</text:span></text:span></text:p>
      <text:list xml:id="list7675797987512403905" text:style-name="L10">
        <text:list-item>
          <text:p text:style-name="P2"><text:span text:style-name="Source_20_Text"><text:span text:style-name="T14">ip -f link addr</text:span></text:span></text:p>
        </text:list-item>
      </text:list>
      <text:p text:style-name="Standard"><draw:frame draw:style-name="fr6" draw:name="grafika10" text:anchor-type="paragraph" svg:width="17cm" svg:height="2.939cm" draw:z-index="9"><draw:image xlink:href="Pictures/2000000700004E5800000D8BDB25ABE1.svm" xlink:type="simple" xlink:show="embed" xlink:actuate="onLoad"/></draw:frame><text:span text:style-name="Source_20_Text"><text:span text:style-name="T14"><text:tab/>Gdzie:</text:span></text:span></text:p>
      <text:list xml:id="list7467074069311522621" text:style-name="L11">
        <text:list-item>
          <text:list>
            <text:list-item>
              <text:list>
                <text:list-item>
                  <text:list>
                    <text:list-item>
                      <text:p text:style-name="P3"><text:span text:style-name="Source_20_Text"><text:span text:style-name="T14">mtu jest maksymalnym rozmiarem danych, które mogą być wysłane w pojedynczym pakiecie w tym interfejsie .</text:span></text:span></text:p>
                    </text:list-item>
                    <text:list-item>
                      <text:p text:style-name="P3"><text:span text:style-name="Source_20_Text"><text:span text:style-name="T14">qdisc jest algorytmem kolejkowania użytym w interfejsie, warto zauważyć że dla wirtualnego lo kolejkowanie nie zostało o czym świadczy „noqueue”.</text:span></text:span></text:p>
                    </text:list-item>
                    <text:list-item>
                      <text:p text:style-name="P3"><text:span text:style-name="Source_20_Text"><text:span text:style-name="T14">qlen jest domyślną długość kolejki nadawczej urządzenia, która jest mierzona w pakietach flagi interfejsu.</text:span></text:span></text:p>
                    </text:list-item>
                    <text:list-item>
                      <text:p text:style-name="P3"><text:span text:style-name="Source_20_Text"><text:span text:style-name="T16"><text:s/>UP oznacza, że urządzenie jest włączone i gotowe do przyjęcia pakietów. Przeciwieństwem jest DOWN.</text:span></text:span></text:p>
                    </text:list-item>
                    <text:list-item>
                      <text:p text:style-name="P3"><text:span text:style-name="Source_20_Text"><text:span text:style-name="T16"><text:s/>LOOPBACK jest to interfejs wirtualny, który jest używany w w celach diagnostycznych. <text:s/></text:span></text:span></text:p>
                    </text:list-item>
                    <text:list-item>
                      <text:p text:style-name="P3"><text:span text:style-name="Source_20_Text"><text:span text:style-name="T16">BROADCAST oznacza, że dane urządzenie ma możliwość wysyłania pakietów do wszystkich hostów współdzielenie łącza, czyli wysyłanie broadcastowe. </text:span></text:span></text:p>
                    </text:list-item>
                    <text:list-item>
                      <text:p text:style-name="P3"><text:soft-page-break/><text:span text:style-name="Source_20_Text"><text:span text:style-name="T16">MULTICAST jest flagą doradczą wskazującą na to, że interfejs jest świadomy multicastingu, przez co rozumie się wysyłanie pakietów do pewnego podzbioru sąsiednich węzłów.</text:span>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1398288" text:continue-list="list7675797987512403905" text:style-name="L10">
        <text:list-item>
          <text:p text:style-name="P2"><text:span text:style-name="Source_20_Text"><text:span text:style-name="T14">ip -f inet addr</text:span></text:span></text:p>
        </text:list-item>
      </text:list>
      <text:p text:style-name="P4"><draw:frame draw:style-name="fr6" draw:name="grafika11" text:anchor-type="paragraph" svg:width="17cm" svg:height="2.298cm" draw:z-index="10"><draw:image xlink:href="Pictures/2000000700004BA900000A3C588F1059.svm" xlink:type="simple" xlink:show="embed" xlink:actuate="onLoad"/></draw:frame></text:p>
      <text:p text:style-name="Standard"><text:span text:style-name="Source_20_Text"><text:span text:style-name="T14"><text:tab/>Gdzie:</text:span></text:span></text:p>
      <text:list xml:id="list31392369" text:continue-list="list7467074069311522621" text:style-name="L11">
        <text:list-item>
          <text:list>
            <text:list-item>
              <text:list>
                <text:list-item>
                  <text:list>
                    <text:list-item>
                      <text:p text:style-name="P3"><text:span text:style-name="Source_20_Text"><text:span text:style-name="T14">został wyświetlony adres ip, długość bitowa maski („/24”) oraz adres broadcastu.</text:span></text:span></text:p>
                    </text:list-item>
                    <text:list-item>
                      <text:p text:style-name="P3"><text:span text:style-name="Source_20_Text"><text:span text:style-name="T14">scope jest wskaźnikiem odległości do sieci docelowej.</text:span></text:span></text:p>
                    </text:list-item>
                    <text:list-item>
                      <text:p text:style-name="P3"><text:span text:style-name="Source_20_Text"><text:span text:style-name="T14">global oznacza, że adres ma zasięg globalny.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Source_20_Text"><text:span text:style-name="T14"/></text:span></text:p>
      <text:list xml:id="list31396053" text:continue-list="list31398288" text:style-name="L10">
        <text:list-item>
          <text:p text:style-name="P2"><text:span text:style-name="Source_20_Text"><text:span text:style-name="T14">ip -f inet maddr</text:span></text:span></text:p>
        </text:list-item>
      </text:list>
      <text:p text:style-name="P5"><draw:frame draw:style-name="fr3" draw:name="grafika12" text:anchor-type="paragraph" svg:width="8.784cm" svg:height="3.759cm" draw:z-index="11"><draw:image xlink:href="Pictures/200000070000225100000EAE4F1AA1B0.svm" xlink:type="simple" xlink:show="embed" xlink:actuate="onLoad"/></draw:frame></text:p>
      <text:p text:style-name="Standard"><text:span text:style-name="Source_20_Text"><text:span text:style-name="T14"><text:tab/>Gdzie:</text:span></text:span></text:p>
      <text:list xml:id="list31375230" text:continue-list="list31392369" text:style-name="L11">
        <text:list-item>
          <text:list>
            <text:list-item>
              <text:list>
                <text:list-item>
                  <text:list>
                    <text:list-item>
                      <text:p text:style-name="P1"><text:span text:style-name="Source_20_Text"><text:span text:style-name="T13">zostały wyświetlone adresy multicastu.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19">Zadania na zakończenie zajęć dotyczące ustawiania adresu ip w sposób ręczny.</text:p>
      <text:p text:style-name="P5"/>
      <text:p text:style-name="P5">Aby ustawić adress ip należny na początku napisać komendę wyłączającą: </text:p>
      <text:list xml:id="list3003345870463156660" text:style-name="L12">
        <text:list-item>
          <text:p text:style-name="P15">sudo ifconfig enp5s0 down</text:p>
        </text:list-item>
      </text:list>
      <text:p text:style-name="P5">następnie komendę ustawiającą nowy adres ip z maską sieci:</text:p>
      <text:list xml:id="list125661712785072371" text:style-name="L13">
        <text:list-item>
          <text:p text:style-name="P16">sudo ifconfig enp5s0 192.168.1.10 netmask 255.255.255.0</text:p>
        </text:list-item>
      </text:list>
      <text:p text:style-name="P5">na koniec trzeba z powrotem włączyć dany interfejs komendą:</text:p>
      <text:list xml:id="list1439313677335538428" text:style-name="L14">
        <text:list-item>
          <text:p text:style-name="P17">sudo ifconfig enp5s0 up</text:p>
        </text:list-item>
      </text:list>
      <text:p text:style-name="P5"/>
      <text:p text:style-name="P5">Zrzut z ekranu:</text:p>
      <text:p text:style-name="P5"><draw:frame draw:style-name="fr4" draw:name="grafika13" text:anchor-type="paragraph" svg:width="15.081cm" svg:height="13.07cm" draw:z-index="12"><draw:image xlink:href="Pictures/2000000700003AEA0000330F34850859.svm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Source_20_Text" style:display-name="Source Text" style:family="text">
      <style:text-properties style:font-name="Liberation Mono" style:font-name-asian="Nimbus Mono L" style:font-name-complex="Liberation Mon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07T09:14:47.762837357</meta:creation-date>
    <dc:date>2017-03-11T11:20:15.89</dc:date>
    <meta:editing-duration>PT2H49M59S</meta:editing-duration>
    <meta:editing-cycles>16</meta:editing-cycles>
    <meta:generator>OpenOffice/4.1.2$Win32 OpenOffice.org_project/412m3$Build-9782</meta:generator>
    <meta:document-statistic meta:table-count="0" meta:image-count="15" meta:object-count="0" meta:page-count="8" meta:paragraph-count="110" meta:word-count="784" meta:character-count="5322"/>
  </office:meta>
</office:document-meta>
</file>